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normal" officeooo:rsid="0005c65c" officeooo:paragraph-rsid="0005c65c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fo:font-size="15pt" style:text-underline-style="none" fo:font-weight="normal" officeooo:rsid="0005c65c" officeooo:paragraph-rsid="0005c65c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0840ff" officeooo:paragraph-rsid="000840f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style:text-underline-style="solid" style:text-underline-width="auto" style:text-underline-color="font-color" fo:font-weight="normal" officeooo:rsid="0005c65c" officeooo:paragraph-rsid="0005c65c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style:text-underline-style="solid" style:text-underline-width="auto" style:text-underline-color="font-color" fo:font-weight="normal" officeooo:rsid="000840ff" officeooo:paragraph-rsid="000840ff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style:text-underline-style="none" fo:font-weight="normal" officeooo:rsid="0005c65c" officeooo:paragraph-rsid="0005c65c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style:text-underline-style="none" fo:font-weight="normal" officeooo:rsid="00069aa2" officeooo:paragraph-rsid="00069aa2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officeooo:rsid="000840ff" officeooo:paragraph-rsid="000840ff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style="normal" style:text-underline-style="solid" style:text-underline-width="auto" style:text-underline-color="font-color" fo:font-weight="normal" officeooo:rsid="0008bb7b" officeooo:paragraph-rsid="0008bb7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fo:font-size="12pt" fo:font-style="normal" style:text-underline-style="none" fo:font-weight="normal" officeooo:rsid="000840ff" officeooo:paragraph-rsid="000840f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font-size="12pt" fo:font-style="normal" style:text-underline-style="none" fo:font-weight="normal" officeooo:rsid="0008bb7b" officeooo:paragraph-rsid="0008bb7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9aa2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9/3</text:p>
      <text:p text:style-name="P2">The Indo-European Homeland</text:p>
      <text:p text:style-name="P1"><text:span text:style-name="T1"/></text:p>
      <text:list text:style-name="L1">
        <text:list-item>
          <text:p text:style-name="P6">Contraction: I’m going to → I’m gonna → etc → mna</text:p>
        </text:list-item>
        <text:list-item>
          <text:p text:style-name="P6">Where’s the homeland? </text:p>
          <text:list>
            <text:list-item>
              <text:p text:style-name="P6">Imagine a native American language where you can reconstruct words about the desert and not about the arctic: It’s more likely the proto-speakers lived in the desert</text:p>
            </text:list-item>
            <text:list-item>
              <text:p text:style-name="P6">Also looking for areas with the greatest language diversity<text:tab/></text:p>
            </text:list-item>
          </text:list>
        </text:list-item>
        <text:list-item>
          <text:p text:style-name="P6">Kurgan hypothesis</text:p>
          <text:list>
            <text:list-item>
              <text:p text:style-name="P6">Eastern part of Ukraine and surrounding areas </text:p>
            </text:list-item>
            <text:list-item>
              <text:p text:style-name="P6">Associated with a distinctive archaeological culture of the right time period</text:p>
            </text:list-item>
            <text:list-item>
              <text:p text:style-name="P4"><text:span text:style-name="T2">C</text:span><text:span text:style-name="T1">lose to proto-uralic, which borrowed from PIE</text:span></text:p>
            </text:list-item>
            <text:list-item>
              <text:p text:style-name="P7">Based on reconstruction? Patriarchal, spread on horseback, and hierarchical</text:p>
            </text:list-item>
            <text:list-item>
              <text:p text:style-name="P7">Based on reconstruction: temperate climate, wooded areas, sheep, goats, cows, dogs, steppe-forest border zone</text:p>
            </text:list-item>
          </text:list>
        </text:list-item>
        <text:list-item>
          <text:p text:style-name="P7">14/100 words are lost every 1000 years due to language drift</text:p>
        </text:list-item>
        <text:list-item>
          <text:p text:style-name="P7">Gray and Atkinson tried to treat linguistics as a predictable biological endeavor, like mutation, languages as genomes</text:p>
          <text:list>
            <text:list-item>
              <text:p text:style-name="P7">Problem 1: change in vocabulary can be very unpredictable</text:p>
            </text:list-item>
            <text:list-item>
              <text:p text:style-name="P7">Borrowing of words can occur across cultures, but a worm can’t borrow a gene from an elephant</text:p>
            </text:list-item>
            <text:list-item>
              <text:p text:style-name="P7">Sets of language rules are more powerful indicators than simple collections of words</text:p>
            </text:list-item>
          </text:list>
        </text:list-item>
        <text:list-item>
          <text:p text:style-name="P8">Grey and Atkinson claim that Gypsies left India many thousands of years ago in 1500 BC due to massive differences in IE languages</text:p>
          <text:list>
            <text:list-item>
              <text:p text:style-name="P8">Their nomadic travel accelerated borrowing of words drastically, looking at sound changes of India that happened in 1000AD, they could not have left India before that time</text:p>
              <text:list>
                <text:list-item>
                  <text:p text:style-name="P5"><text:span text:style-name="T1">Key: </text:span><text:span text:style-name="T3">rules outrank lexical drift</text:span></text:p>
                </text:list-item>
              </text:list>
            </text:list-item>
          </text:list>
        </text:list-item>
        <text:list-item>
          <text:p text:style-name="P5"><text:span text:style-name="T1">David Anthony wrote </text:span><text:span text:style-name="T4">The Horse, the Wheel and Language</text:span></text:p>
        </text:list-item>
        <text:list-item>
          <text:p text:style-name="P10">PIE has over 1500 roots that can securely reconstructed</text:p>
        </text:list-item>
      </text:list>
      <text:p text:style-name="P3"><text:span text:style-name="T1"/></text:p>
      <text:list text:continue-numbering="true" text:style-name="L1">
        <text:list-item>
          <text:p text:style-name="P10">Claim #1: long-standing cultural/ecological frontiers can be assumed</text:p>
          <text:p text:style-name="P10">to also be language frontiers (based on more recent, historical-era</text:p>
          <text:p text:style-name="P10">findings)</text:p>
        </text:list-item>
        <text:list-item>
          <text:p text:style-name="P10">Claim #2: the reconstructed vocabulary of a proto-language can be</text:p>
          <text:p text:style-name="P10">linked to various archaeological finds and evidence (material items)</text:p>
        </text:list-item>
        <text:list-item>
          <text:p text:style-name="P10">Claim #3: the same reconstructed vocabulary can also allow us to</text:p>
          <text:p text:style-name="P10">reconstruct social organization and practices, which can then be</text:p>
          <text:p text:style-name="P10">indirectly linked to archaeological findings as well</text:p>
        </text:list-item>
        <text:list-item>
          <text:p text:style-name="P10">Claim #4: rates of language change can allow projection backward to</text:p>
          <text:p text:style-name="P10">give approximate dates for past proto-languages and branching, AND</text:p>
          <text:p text:style-name="P10">can be tied to archaeological C-14 dates</text:p>
        </text:list-item>
      </text:list>
      <text:p text:style-name="P3"><text:span text:style-name="T1"/></text:p>
      <text:list text:continue-numbering="true" text:style-name="L1">
        <text:list-item>
          <text:p text:style-name="P11">Burials with different grave goods suggests hierarchical society</text:p>
        </text:list-item>
        <text:list-item>
          <text:p text:style-name="P11">Claim 1: horses helped herd cattle and developed a more aggressive patriarchal society</text:p>
        </text:list-item>
        <text:list-item>
          <text:p text:style-name="P11">Claim 2: The wheel created more wealth differentiation, more male based alliances</text:p>
          <text:list>
            <text:list-item>
              <text:p text:style-name="P11">IE terms for male family are well established not so much for women </text:p>
            </text:list-item>
          </text:list>
        </text:list-item>
        <text:list-item>
          <text:p text:style-name="P11">Yamna(ya) culture likely existed 6000-4000 BC</text:p>
        </text:list-item>
        <text:list-item>
          <text:p text:style-name="P9"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4:32:49.301040341</meta:creation-date>
    <dc:date>2025-09-22T11:40:25.481947124</dc:date>
    <meta:editing-duration>PT23M3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9" meta:word-count="426" meta:character-count="2563" meta:non-whitespace-character-count="2208"/>
  </office:meta>
</office:document-meta>
</file>